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52B000026A880FDC427.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Consolas" fo:font-size="10pt" style:font-name-asian="Consolas" style:font-size-asian="10pt" style:font-name-complex="Consolas"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4" style:family="paragraph" style:parent-style-name="Standard">
      <style:paragraph-properties fo:margin-left="0in" fo:margin-right="0in" fo:text-align="center" style:justify-single-word="false" fo:text-indent="0in" style:auto-text-indent="false" style:text-autospace="none"/>
      <style:text-properties fo:color="#000000" style:font-name="Consolas" fo:font-size="10pt" style:text-underline-style="none" fo:font-weight="bold" style:font-name-asian="Consolas" style:font-size-asian="10pt" style:font-weight-asian="bold" style:font-name-complex="Consolas" style:font-size-complex="10pt" style:font-weight-complex="bold"/>
    </style:style>
    <style:style style:name="P5" style:family="paragraph" style:parent-style-name="Standard">
      <style:paragraph-properties fo:margin-left="0in" fo:margin-right="0in" fo:text-align="center" style:justify-single-word="false" fo:text-indent="0in" style:auto-text-indent="false" style:text-autospace="none"/>
      <style:text-properties fo:color="#000000" style:font-name="Consolas" fo:font-size="13pt" fo:font-style="italic" style:text-underline-style="none" fo:font-weight="bold" style:font-name-asian="Consolas" style:font-size-asian="13pt" style:font-style-asian="italic" style:font-weight-asian="bold" style:font-name-complex="Consolas" style:font-size-complex="13pt" style:font-style-complex="italic" style:font-weight-complex="bold"/>
    </style:style>
    <style:style style:name="P6" style:family="paragraph" style:parent-style-name="Standard">
      <style:paragraph-properties fo:margin-left="0in" fo:margin-right="0in" fo:text-align="center" style:justify-single-word="false" fo:text-indent="0in" style:auto-text-indent="false" style:text-autospace="none"/>
      <style:text-properties fo:color="#000000" style:font-name="Consolas" fo:font-size="14pt" style:text-underline-style="none" fo:font-weight="bold" style:font-name-asian="Consolas" style:font-size-asian="14pt" style:font-weight-asian="bold" style:font-name-complex="Consolas" style:font-size-complex="14pt" style:font-weight-complex="bold"/>
    </style:style>
    <style:style style:name="P7" style:family="paragraph" style:parent-style-name="Standard">
      <style:paragraph-properties fo:margin-left="0in" fo:margin-right="0in" fo:text-align="center" style:justify-single-word="false" fo:text-indent="0in" style:auto-text-indent="false" style:text-autospace="none"/>
      <style:text-properties fo:color="#000000" style:font-name="Consolas" fo:font-size="16pt" style:text-underline-style="none" fo:font-weight="bold" style:font-name-asian="Consolas" style:font-size-asian="16pt" style:font-weight-asian="bold" style:font-name-complex="Consolas" style:font-size-complex="16pt" style:font-weight-complex="bold"/>
    </style:style>
    <style:style style:name="P8" style:family="paragraph" style:parent-style-name="Standard">
      <style:paragraph-properties fo:margin-left="0in" fo:margin-right="0in" fo:text-align="start" style:justify-single-word="false" fo:text-indent="0in" style:auto-text-indent="false" style:text-autospace="none"/>
    </style:style>
    <style:style style:name="P9" style:family="paragraph" style:parent-style-name="Standard">
      <style:paragraph-properties fo:text-align="center" style:justify-single-word="false" fo:break-before="pag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style:font-name-asian="Consolas" style:font-size-asian="10pt" style:font-name-complex="Consolas" style:font-size-complex="10pt"/>
    </style:style>
    <style:style style:name="P11" style:family="paragraph" style:parent-style-name="Standard">
      <style:paragraph-properties fo:text-align="center" style:justify-single-word="false" fo:break-before="page"/>
      <style:text-properties fo:color="#000000" style:font-name="Times New Roman" fo:font-size="12pt" style:text-underline-style="solid" style:text-underline-width="auto" style:text-underline-color="font-color" fo:font-weight="bold" style:font-name-asian="Consolas" style:font-size-asian="12pt" style:font-weight-asian="bold" style:font-name-complex="Consolas" style:font-size-complex="12pt" style:font-weight-complex="bold"/>
    </style:style>
    <style:style style:name="T1" style:family="text">
      <style:text-properties fo:color="#000000"/>
    </style:style>
    <style:style style:name="T2" style:family="text">
      <style:text-properties fo:color="#000000" style:font-name="Consolas" fo:font-size="10pt" style:font-name-asian="Consolas" style:font-size-asian="10pt" style:font-name-complex="Consolas" style:font-size-complex="10pt"/>
    </style:style>
    <style:style style:name="T3" style:family="text">
      <style:text-properties fo:color="#000000" style:text-underline-style="solid" style:text-underline-width="auto" style:text-underline-color="font-color"/>
    </style:style>
    <style:style style:name="T4" style:family="text">
      <style:text-properties fo:color="#000000" fo:font-weight="bold" style:font-weight-asian="bold" style:font-weight-complex="bold"/>
    </style:style>
    <style:style style:name="T5" style:family="text">
      <style:text-properties fo:color="#000000" fo:font-style="italic" style:font-style-asian="italic" style:font-style-complex="italic"/>
    </style:style>
    <style:style style:name="T6" style:family="text">
      <style:text-properties fo:color="#0000ff"/>
    </style:style>
    <style:style style:name="T7" style:family="text">
      <style:text-properties fo:color="#800000"/>
    </style:style>
    <style:style style:name="T8" style:family="text">
      <style:text-properties fo:color="#800000" style:font-name="Consolas" fo:font-size="10pt" style:font-name-asian="Consolas" style:font-size-asian="10pt" style:font-name-complex="Consolas" style:font-size-complex="10pt"/>
    </style:style>
    <style:style style:name="T9" style:family="text">
      <style:text-properties fo:color="#00aa00" fo:font-style="italic" style:font-style-asian="italic" style:font-style-complex="italic"/>
    </style:style>
    <style:style style:name="T10" style:family="text">
      <style:text-properties fo:color="#00aa00" fo:font-style="italic" style:text-underline-style="solid" style:text-underline-width="auto" style:text-underline-color="font-color" style:font-style-asian="italic" style:font-style-complex="italic"/>
    </style:style>
    <style:style style:name="T11" style:family="text">
      <style:text-properties fo:font-style="italic" style:font-style-asian="italic" style:font-style-complex="italic"/>
    </style:style>
    <style:style style:name="T12" style:family="text">
      <style:text-properties fo:color="#c0c0c0"/>
    </style:style>
    <style:style style:name="T13" style:family="text">
      <style:text-properties fo:color="#c0c0c0"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fo:padding="0.0201in" fo:border="0.0071in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7">HW 1 → k-NEAREST NEIGHBORS IMPLEMENTATION</text:p>
      <text:p text:style-name="P5"/>
      <text:p text:style-name="P5">Akshay Peshave</text:p>
      <text:p text:style-name="P5">(DA74652, peshave1@umbc.edu)</text:p>
      <text:p text:style-name="P9">SOURCE CODE</text:p>
      <text:p text:style-name="P1"/>
      <text:p text:style-name="P2"><text:span text:style-name="T6">from</text:span><text:span text:style-name="T1"> string </text:span><text:span text:style-name="T6">import</text:span><text:span text:style-name="T1"> split</text:span></text:p>
      <text:p text:style-name="P2"><text:span text:style-name="T6">import</text:span><text:span text:style-name="T1"> random</text:span></text:p>
      <text:p text:style-name="P2"><text:span text:style-name="T6">from</text:span><text:span text:style-name="T1"> random </text:span><text:span text:style-name="T6">import</text:span><text:span text:style-name="T1"> </text:span><text:span text:style-name="T3">randrange</text:span></text:p>
      <text:p text:style-name="P2"><text:span text:style-name="T6">class</text:span><text:span text:style-name="T1"> </text:span><text:span text:style-name="T4">kNearestNeighbor</text:span><text:span text:style-name="T1">:</text:span></text:p>
      <text:p text:style-name="P2"><text:span text:style-name="T1"><text:s text:c="4"/></text:span><text:span text:style-name="T6">def</text:span><text:span text:style-name="T1"> </text:span><text:span text:style-name="T4">__init__</text:span><text:span text:style-name="T1">(</text:span><text:span text:style-name="T5">self</text:span><text:span text:style-name="T1">, trainingDataFile, testDataFile):</text:span></text:p>
      <text:p text:style-name="P2"><text:span text:style-name="T1"><text:s text:c="8"/></text:span><text:span text:style-name="T5">self</text:span><text:span text:style-name="T1">.featureSet={</text:span><text:span text:style-name="T7">1</text:span><text:span text:style-name="T1">:[</text:span><text:span text:style-name="T9">'</text:span><text:span text:style-name="T10">vhigh</text:span><text:span text:style-name="T9">'</text:span><text:span text:style-name="T1">,</text:span><text:span text:style-name="T9">'high'</text:span><text:span text:style-name="T1">,</text:span><text:span text:style-name="T9">'med'</text:span><text:span text:style-name="T1">,</text:span><text:span text:style-name="T9">'low'</text:span><text:span text:style-name="T1">],</text:span></text:p>
      <text:p text:style-name="P2"><text:span text:style-name="T1"><text:s text:c="27"/></text:span><text:span text:style-name="T7">2</text:span><text:span text:style-name="T1">:[</text:span><text:span text:style-name="T9">'</text:span><text:span text:style-name="T10">vhigh</text:span><text:span text:style-name="T9">'</text:span><text:span text:style-name="T1">,</text:span><text:span text:style-name="T9">'high'</text:span><text:span text:style-name="T1">,</text:span><text:span text:style-name="T9">'med'</text:span><text:span text:style-name="T1">,</text:span><text:span text:style-name="T9">'low'</text:span><text:span text:style-name="T1">],</text:span></text:p>
      <text:p text:style-name="P2"><text:span text:style-name="T1"><text:s text:c="27"/></text:span><text:span text:style-name="T7">3</text:span><text:span text:style-name="T1">:[</text:span><text:span text:style-name="T9">'2'</text:span><text:span text:style-name="T1">,</text:span><text:span text:style-name="T9">'3'</text:span><text:span text:style-name="T1">,</text:span><text:span text:style-name="T9">'4'</text:span><text:span text:style-name="T1">,</text:span><text:span text:style-name="T9">'5more'</text:span><text:span text:style-name="T1">],</text:span></text:p>
      <text:p text:style-name="P2"><text:span text:style-name="T1"><text:s text:c="27"/></text:span><text:span text:style-name="T7">4</text:span><text:span text:style-name="T1">:[</text:span><text:span text:style-name="T9">'2'</text:span><text:span text:style-name="T1">,</text:span><text:span text:style-name="T9">'4'</text:span><text:span text:style-name="T1">,</text:span><text:span text:style-name="T9">'more'</text:span><text:span text:style-name="T1">],</text:span></text:p>
      <text:p text:style-name="P2"><text:span text:style-name="T1"><text:s text:c="27"/></text:span><text:span text:style-name="T7">5</text:span><text:span text:style-name="T1">:[</text:span><text:span text:style-name="T9">'small'</text:span><text:span text:style-name="T1">,</text:span><text:span text:style-name="T9">'med'</text:span><text:span text:style-name="T1">,</text:span><text:span text:style-name="T9">'big'</text:span><text:span text:style-name="T1">],</text:span></text:p>
      <text:p text:style-name="P2"><text:span text:style-name="T1"><text:s text:c="27"/></text:span><text:span text:style-name="T7">6</text:span><text:span text:style-name="T1">:[</text:span><text:span text:style-name="T9">'low'</text:span><text:span text:style-name="T1">,</text:span><text:span text:style-name="T9">'med'</text:span><text:span text:style-name="T1">,</text:span><text:span text:style-name="T9">'high'</text:span><text:span text:style-name="T1">]}</text:span></text:p>
      <text:p text:style-name="P2"><text:span text:style-name="T1"><text:s text:c="8"/></text:span><text:span text:style-name="T5">self</text:span><text:span text:style-name="T1">.classLabels=[</text:span><text:span text:style-name="T9">'</text:span><text:span text:style-name="T10">unacc</text:span><text:span text:style-name="T9">'</text:span><text:span text:style-name="T1">,</text:span><text:span text:style-name="T9">'</text:span><text:span text:style-name="T10">acc</text:span><text:span text:style-name="T9">'</text:span><text:span text:style-name="T1">,</text:span><text:span text:style-name="T9">'good'</text:span><text:span text:style-name="T1">,</text:span><text:span text:style-name="T9">'</text:span><text:span text:style-name="T10">vgood</text:span><text:span text:style-name="T9">'</text:span><text:span text:style-name="T1">]</text:span></text:p>
      <text:p text:style-name="P3"><text:s text:c="8"/><text:span text:style-name="T11">self</text:span>.trainingDataFile = trainingDataFile</text:p>
      <text:p text:style-name="P3"><text:s text:c="8"/><text:span text:style-name="T11">self</text:span>.testDataFile = testDataFile</text:p>
      <text:p text:style-name="P3"><text:s text:c="4"/></text:p>
      <text:p text:style-name="P2"><text:span text:style-name="T1"><text:s text:c="4"/></text:span><text:span text:style-name="T6">def</text:span><text:span text:style-name="T1"> </text:span><text:span text:style-name="T4">ComputeDistance</text:span><text:span text:style-name="T1">(</text:span><text:span text:style-name="T5">self</text:span><text:span text:style-name="T1">, trainingInstance, testInstance):</text:span></text:p>
      <text:p text:style-name="P2"><text:span text:style-name="T1"><text:s text:c="8"/>trainingInstanceFeatures = split(str(trainingInstance).rstrip(),</text:span><text:span text:style-name="T9">','</text:span><text:span text:style-name="T1">)</text:span></text:p>
      <text:p text:style-name="P2"><text:span text:style-name="T1"><text:s text:c="8"/>testInstanceFeatures = split(str(testInstance).rstrip(),</text:span><text:span text:style-name="T9">','</text:span><text:span text:style-name="T1">)</text:span></text:p>
      <text:p text:style-name="P2"><text:span text:style-name="T1"><text:s text:c="8"/>distance=</text:span><text:span text:style-name="T7">0</text:span></text:p>
      <text:p text:style-name="P3"><text:s text:c="8"/></text:p>
      <text:p text:style-name="P2"><text:span text:style-name="T1"><text:s text:c="8"/></text:span><text:span text:style-name="T6">for</text:span><text:span text:style-name="T1"> feature </text:span><text:span text:style-name="T6">in</text:span><text:span text:style-name="T1"> range(</text:span><text:span text:style-name="T7">0</text:span><text:span text:style-name="T1">,len(</text:span><text:span text:style-name="T5">self</text:span><text:span text:style-name="T1">.featureSet)):</text:span></text:p>
      <text:p text:style-name="P2"><text:span text:style-name="T1"><text:s text:c="12"/></text:span><text:span text:style-name="T6">if</text:span><text:span text:style-name="T1">(trainingInstanceFeatures[feature]!=testInstanceFeatures[feature]):</text:span></text:p>
      <text:p text:style-name="P2"><text:span text:style-name="T1"><text:s text:c="16"/>distance += </text:span><text:span text:style-name="T7">1</text:span></text:p>
      <text:p text:style-name="P3"><text:s text:c="8"/></text:p>
      <text:p text:style-name="P2"><text:span text:style-name="T1"><text:s text:c="8"/></text:span><text:span text:style-name="T6">return</text:span><text:span text:style-name="T1"> [distance,trainingInstanceFeatures[len(</text:span><text:span text:style-name="T5">self</text:span><text:span text:style-name="T1">.featureSet)]]</text:span></text:p>
      <text:p text:style-name="P3"><text:s text:c="4"/></text:p>
      <text:p text:style-name="P2"><text:span text:style-name="T1"><text:s text:c="4"/></text:span><text:span text:style-name="T6">def</text:span><text:span text:style-name="T1"> </text:span><text:span text:style-name="T4">InitialiseDistanceMatrix</text:span><text:span text:style-name="T1">(</text:span><text:span text:style-name="T5">self</text:span><text:span text:style-name="T1">):</text:span></text:p>
      <text:p text:style-name="P3"><text:s text:c="8"/>matrix={}</text:p>
      <text:p text:style-name="P2"><text:span text:style-name="T1"><text:s text:c="8"/></text:span><text:span text:style-name="T6">for</text:span><text:span text:style-name="T1"> distance </text:span><text:span text:style-name="T6">in</text:span><text:span text:style-name="T1"> range(</text:span><text:span text:style-name="T7">0</text:span><text:span text:style-name="T1">,len(</text:span><text:span text:style-name="T5">self</text:span><text:span text:style-name="T1">.featureSet)+</text:span><text:span text:style-name="T7">1</text:span><text:span text:style-name="T1">):</text:span></text:p>
      <text:p text:style-name="P2"><text:span text:style-name="T1"><text:s text:c="12"/>matrix[distance]={classLabel : </text:span><text:span text:style-name="T7">0</text:span><text:span text:style-name="T1"> </text:span><text:span text:style-name="T6">for</text:span><text:span text:style-name="T1"> classLabel </text:span><text:span text:style-name="T6">in</text:span><text:span text:style-name="T1"> </text:span><text:span text:style-name="T5">self</text:span><text:span text:style-name="T1">.classLabels}</text:span></text:p>
      <text:p text:style-name="P2"><text:span text:style-name="T1"><text:s text:c="8"/></text:span><text:span text:style-name="T6">return</text:span><text:span text:style-name="T1"> matrix</text:span></text:p>
      <text:p text:style-name="P3"><text:s text:c="8"/></text:p>
      <text:p text:style-name="P2"><text:span text:style-name="T1"><text:s text:c="4"/></text:span><text:span text:style-name="T6">def</text:span><text:span text:style-name="T1"> </text:span><text:span text:style-name="T4">TestKNearestGroup</text:span><text:span text:style-name="T1">(</text:span><text:span text:style-name="T5">self</text:span><text:span text:style-name="T1">,k):</text:span></text:p>
      <text:p text:style-name="P3"><text:s text:c="8"/>trainingDataSet = open(<text:span text:style-name="T11">self</text:span>.trainingDataFile)</text:p>
      <text:p text:style-name="P3"><text:s text:c="8"/>testDataSet = open(<text:span text:style-name="T11">self</text:span>.testDataFile)</text:p>
      <text:p text:style-name="P3"><text:s text:c="8"/></text:p>
      <text:p text:style-name="P3"><text:s text:c="8"/>testInstance = testDataSet.readline()</text:p>
      <text:p text:style-name="P3"><text:s text:c="8"/></text:p>
      <text:p text:style-name="P2"><text:span text:style-name="T1"><text:s text:c="8"/>accuracyMatrix={</text:span><text:span text:style-name="T9">'totalTestInstances'</text:span><text:span text:style-name="T1">:</text:span><text:span text:style-name="T7">0</text:span><text:span text:style-name="T1">,</text:span></text:p>
      <text:p text:style-name="P2"><text:span text:style-name="T1"><text:s text:c="24"/></text:span><text:span text:style-name="T9">'correctPredictions'</text:span><text:span text:style-name="T1">:</text:span><text:span text:style-name="T7">0</text:span><text:span text:style-name="T1">,</text:span></text:p>
      <text:p text:style-name="P2"><text:span text:style-name="T1"><text:s text:c="24"/></text:span><text:span text:style-name="T9">'incorrectPredictions'</text:span><text:span text:style-name="T1">:</text:span><text:span text:style-name="T7">0</text:span><text:span text:style-name="T1">}</text:span></text:p>
      <text:p text:style-name="P3"><text:s text:c="8"/></text:p>
      <text:p text:style-name="P2"><text:span text:style-name="T1"><text:s text:c="8"/></text:span><text:span text:style-name="T6">while</text:span><text:span text:style-name="T1">(testInstance != </text:span><text:span text:style-name="T9">''</text:span><text:span text:style-name="T1">):</text:span></text:p>
      <text:p text:style-name="P2"><text:soft-page-break/><text:span text:style-name="T1"><text:s text:c="12"/>trainingDataSet.seek(</text:span><text:span text:style-name="T7">0</text:span><text:span text:style-name="T1">)</text:span></text:p>
      <text:p text:style-name="P3"><text:s text:c="12"/>trainingInstance = trainingDataSet.readline()</text:p>
      <text:p text:style-name="P3"><text:s text:c="12"/></text:p>
      <text:p text:style-name="P3"><text:s text:c="12"/>distanceMatrix = <text:span text:style-name="T11">self</text:span>.InitialiseDistanceMatrix()</text:p>
      <text:p text:style-name="P2"><text:span text:style-name="T1"><text:s text:c="12"/>distanceCumulation = [</text:span><text:span text:style-name="T7">0</text:span><text:span text:style-name="T1">,</text:span><text:span text:style-name="T7">0</text:span><text:span text:style-name="T1">,</text:span><text:span text:style-name="T7">0</text:span><text:span text:style-name="T1">,</text:span><text:span text:style-name="T7">0</text:span><text:span text:style-name="T1">,</text:span><text:span text:style-name="T7">0</text:span><text:span text:style-name="T1">,</text:span><text:span text:style-name="T7">0</text:span><text:span text:style-name="T1">,</text:span><text:span text:style-name="T7">0</text:span><text:span text:style-name="T1">]</text:span></text:p>
      <text:p text:style-name="P3"><text:s text:c="12"/></text:p>
      <text:p text:style-name="P2"><text:span text:style-name="T1"><text:s text:c="12"/></text:span><text:span text:style-name="T6">while</text:span><text:span text:style-name="T1">(trainingInstance != </text:span><text:span text:style-name="T9">''</text:span><text:span text:style-name="T1">):</text:span></text:p>
      <text:p text:style-name="P3"><text:s text:c="16"/>[distance,classLabel] = <text:span text:style-name="T11">self</text:span>.ComputeDistance(trainingInstance, testInstance)</text:p>
      <text:p text:style-name="P2"><text:span text:style-name="T1"><text:s text:c="16"/>distanceMatrix[distance][classLabel] += </text:span><text:span text:style-name="T7">1</text:span></text:p>
      <text:p text:style-name="P2"><text:span text:style-name="T1"><text:s text:c="16"/>distanceCumulation[distance]+=</text:span><text:span text:style-name="T7">1</text:span></text:p>
      <text:p text:style-name="P3"><text:s text:c="16"/>trainingInstance = trainingDataSet.readline()</text:p>
      <text:p text:style-name="P3"><text:s text:c="12"/></text:p>
      <text:p text:style-name="P2"><text:span text:style-name="T1"><text:s text:c="12"/></text:span><text:span text:style-name="T12">#find the majority class label amongst k-nearest neighbors</text:span></text:p>
      <text:p text:style-name="P2"><text:span text:style-name="T1"><text:s text:c="12"/>kNNMatrix={classLabel:</text:span><text:span text:style-name="T7">0</text:span><text:span text:style-name="T1"> </text:span><text:span text:style-name="T6">for</text:span><text:span text:style-name="T1"> classLabel </text:span><text:span text:style-name="T6">in</text:span><text:span text:style-name="T1"> </text:span><text:span text:style-name="T5">self</text:span><text:span text:style-name="T1">.classLabels}</text:span></text:p>
      <text:p text:style-name="P3"><text:s text:c="12"/></text:p>
      <text:p text:style-name="P3"><text:s text:c="12"/>kCount=k</text:p>
      <text:p text:style-name="P2"><text:span text:style-name="T1"><text:s text:c="12"/></text:span><text:span text:style-name="T6">for</text:span><text:span text:style-name="T1"> distance </text:span><text:span text:style-name="T6">in</text:span><text:span text:style-name="T1"> range(</text:span><text:span text:style-name="T7">0</text:span><text:span text:style-name="T1">,len(distanceCumulation)):</text:span></text:p>
      <text:p text:style-name="P2"><text:span text:style-name="T1"><text:s text:c="16"/></text:span><text:span text:style-name="T6">if</text:span><text:span text:style-name="T1">(kCount&gt;</text:span><text:span text:style-name="T7">0</text:span><text:span text:style-name="T1">):</text:span></text:p>
      <text:p text:style-name="P2"><text:span text:style-name="T1"><text:s text:c="20"/></text:span><text:span text:style-name="T6">if</text:span><text:span text:style-name="T1">(distanceCumulation[distance]!=</text:span><text:span text:style-name="T7">0</text:span><text:span text:style-name="T1">):</text:span></text:p>
      <text:p text:style-name="P2"><text:span text:style-name="T1"><text:s text:c="24"/>kCount-=</text:span><text:span text:style-name="T7">1</text:span></text:p>
      <text:p text:style-name="P2"><text:span text:style-name="T1"><text:s text:c="24"/></text:span><text:span text:style-name="T6">for</text:span><text:span text:style-name="T1"> classLabel </text:span><text:span text:style-name="T6">in</text:span><text:span text:style-name="T1"> </text:span><text:span text:style-name="T5">self</text:span><text:span text:style-name="T1">.classLabels:</text:span></text:p>
      <text:p text:style-name="P2"><text:span text:style-name="T1"><text:s text:c="28"/>kNNMatrix[classLabel]+=float(distanceMatrix[distance][classLabel]) * (</text:span><text:span text:style-name="T7">1</text:span><text:span text:style-name="T1">/(float(distance)+</text:span><text:span text:style-name="T7">1</text:span><text:span text:style-name="T1">))</text:span></text:p>
      <text:p text:style-name="P3"><text:s text:c="12"/></text:p>
      <text:p text:style-name="P2"><text:span text:style-name="T1"><text:s text:c="12"/>argmax={</text:span><text:span text:style-name="T9">'classLabel'</text:span><text:span text:style-name="T1">:</text:span><text:span text:style-name="T9">'x'</text:span><text:span text:style-name="T1">,</text:span><text:span text:style-name="T9">'posterior'</text:span><text:span text:style-name="T1">:</text:span><text:span text:style-name="T7">0</text:span><text:span text:style-name="T1">}</text:span></text:p>
      <text:p text:style-name="P2"><text:span text:style-name="T1"><text:s text:c="12"/></text:span><text:span text:style-name="T6">for</text:span><text:span text:style-name="T1"> classLabel </text:span><text:span text:style-name="T6">in</text:span><text:span text:style-name="T1"> </text:span><text:span text:style-name="T5">self</text:span><text:span text:style-name="T1">.classLabels:</text:span></text:p>
      <text:p text:style-name="P2"><text:span text:style-name="T1"><text:s text:c="16"/></text:span><text:span text:style-name="T6">if</text:span><text:span text:style-name="T1">(argmax[</text:span><text:span text:style-name="T9">'posterior'</text:span><text:span text:style-name="T1">]&lt;kNNMatrix[classLabel]):</text:span></text:p>
      <text:p text:style-name="P2"><text:span text:style-name="T1"><text:s text:c="20"/>argmax[</text:span><text:span text:style-name="T9">'classLabel'</text:span><text:span text:style-name="T1">]=classLabel</text:span></text:p>
      <text:p text:style-name="P2"><text:span text:style-name="T1"><text:s text:c="20"/>argmax[</text:span><text:span text:style-name="T9">'posterior'</text:span><text:span text:style-name="T1">]=kNNMatrix[classLabel]</text:span></text:p>
      <text:p text:style-name="P3"><text:s text:c="12"/></text:p>
      <text:p text:style-name="P2"><text:span text:style-name="T1"><text:s text:c="12"/></text:span><text:span text:style-name="T6">print</text:span><text:span text:style-name="T1"> </text:span><text:span text:style-name="T9">'predicted -&gt; '</text:span><text:span text:style-name="T1">+str(argmax)+</text:span><text:span text:style-name="T9">' , Actual -&gt; '</text:span><text:span text:style-name="T1">+ split(testInstance.rstrip(),</text:span><text:span text:style-name="T9">','</text:span><text:span text:style-name="T1">)[len(</text:span><text:span text:style-name="T5">self</text:span><text:span text:style-name="T1">.featureSet)]</text:span></text:p>
      <text:p text:style-name="P3"><text:s text:c="12"/></text:p>
      <text:p text:style-name="P3"><text:s text:c="12"/></text:p>
      <text:p text:style-name="P2"><text:span text:style-name="T1"><text:s text:c="12"/></text:span><text:span text:style-name="T12">#update accuracy matrix</text:span></text:p>
      <text:p text:style-name="P2"><text:span text:style-name="T1"><text:s text:c="12"/>accuracyMatrix[</text:span><text:span text:style-name="T9">'totalTestInstances'</text:span><text:span text:style-name="T1">] += </text:span><text:span text:style-name="T7">1</text:span></text:p>
      <text:p text:style-name="P3"><text:s text:c="12"/></text:p>
      <text:p text:style-name="P2"><text:span text:style-name="T1"><text:s text:c="12"/></text:span><text:span text:style-name="T6">if</text:span><text:span text:style-name="T1">(argmax[</text:span><text:span text:style-name="T9">'classLabel'</text:span><text:span text:style-name="T1">] == split(testInstance.rstrip(),</text:span><text:span text:style-name="T9">','</text:span><text:span text:style-name="T1">)[len(</text:span><text:span text:style-name="T5">self</text:span><text:span text:style-name="T1">.featureSet)]): <text:s text:c="59"/></text:span></text:p>
      <text:p text:style-name="P2"><text:span text:style-name="T1"><text:s text:c="16"/>accuracyMatrix[</text:span><text:span text:style-name="T9">'correctPredictions'</text:span><text:span text:style-name="T1">] += </text:span><text:span text:style-name="T7">1</text:span></text:p>
      <text:p text:style-name="P2"><text:span text:style-name="T1"><text:s text:c="12"/></text:span><text:span text:style-name="T6">else</text:span><text:span text:style-name="T1">:</text:span></text:p>
      <text:p text:style-name="P2"><text:span text:style-name="T1"><text:s text:c="16"/>accuracyMatrix[</text:span><text:span text:style-name="T9">'incorrectPredictions'</text:span><text:span text:style-name="T1">] += </text:span><text:span text:style-name="T7">1</text:span></text:p>
      <text:p text:style-name="P3"><text:s text:c="12"/></text:p>
      <text:p text:style-name="P3"><text:s text:c="12"/>testInstance = testDataSet.readline()</text:p>
      <text:p text:style-name="P3"><text:s text:c="12"/></text:p>
      <text:p text:style-name="P2"><text:span text:style-name="T1"><text:s text:c="8"/></text:span><text:span text:style-name="T6">print</text:span><text:span text:style-name="T1"> </text:span><text:span text:style-name="T9">'\n\nACCURACY MATRIX : \n'</text:span><text:span text:style-name="T1"> + str(accuracyMatrix) + </text:span><text:span text:style-name="T9">'\nAccuracy: '</text:span><text:span text:style-name="T1"> + str((float(accuracyMatrix[</text:span><text:span text:style-name="T9">'correctPredictions'</text:span><text:span text:style-name="T1">])/accuracyMatrix[</text:span><text:span text:style-name="T9">'totalTestInstances'</text:span><text:span text:style-name="T1">]) * </text:span><text:span text:style-name="T7">100</text:span><text:span text:style-name="T1">)</text:span></text:p>
      <text:p text:style-name="P2"/>
      <text:p text:style-name="P3"><text:s text:c="12"/></text:p>
      <text:p text:style-name="P2"><text:soft-page-break/><text:span text:style-name="T1"><text:s text:c="4"/></text:span><text:span text:style-name="T6">def</text:span><text:span text:style-name="T1"> </text:span><text:span text:style-name="T4">TestKNearestNeighbor</text:span><text:span text:style-name="T1">(</text:span><text:span text:style-name="T5">self</text:span><text:span text:style-name="T1">,k, testTrainingSet):</text:span></text:p>
      <text:p text:style-name="P3"><text:s text:c="8"/>trainingDataSet = open(<text:span text:style-name="T11">self</text:span>.trainingDataFile)</text:p>
      <text:p text:style-name="P3"><text:s text:c="8"/>testDataSet = open(<text:span text:style-name="T11">self</text:span>.testDataFile)</text:p>
      <text:p text:style-name="P3"><text:s text:c="8"/></text:p>
      <text:p text:style-name="P3"><text:s text:c="8"/>testInstance = testDataSet.readline()</text:p>
      <text:p text:style-name="P3"><text:s text:c="8"/></text:p>
      <text:p text:style-name="P2"><text:span text:style-name="T1"><text:s text:c="8"/>accuracyMatrix={</text:span><text:span text:style-name="T9">'totalTestInstances'</text:span><text:span text:style-name="T1">:</text:span><text:span text:style-name="T7">0</text:span><text:span text:style-name="T1">,</text:span></text:p>
      <text:p text:style-name="P2"><text:span text:style-name="T1"><text:s text:c="24"/></text:span><text:span text:style-name="T9">'correctPredictions'</text:span><text:span text:style-name="T1">:</text:span><text:span text:style-name="T7">0</text:span><text:span text:style-name="T1">,</text:span></text:p>
      <text:p text:style-name="P2"><text:span text:style-name="T1"><text:s text:c="24"/></text:span><text:span text:style-name="T9">'incorrectPredictions'</text:span><text:span text:style-name="T1">:</text:span><text:span text:style-name="T7">0</text:span><text:span text:style-name="T1">}</text:span></text:p>
      <text:p text:style-name="P3"><text:s text:c="8"/></text:p>
      <text:p text:style-name="P2"><text:span text:style-name="T1"><text:s text:c="8"/></text:span><text:span text:style-name="T6">while</text:span><text:span text:style-name="T1">(testInstance != </text:span><text:span text:style-name="T9">''</text:span><text:span text:style-name="T1">):</text:span></text:p>
      <text:p text:style-name="P2"><text:span text:style-name="T1"><text:s text:c="12"/>trainingDataSet.seek(</text:span><text:span text:style-name="T7">0</text:span><text:span text:style-name="T1">)</text:span></text:p>
      <text:p text:style-name="P3"><text:s text:c="12"/>trainingInstance = trainingDataSet.readline()</text:p>
      <text:p text:style-name="P3"><text:s text:c="12"/></text:p>
      <text:p text:style-name="P3"><text:s text:c="12"/>distanceMatrix = <text:span text:style-name="T11">self</text:span>.InitialiseDistanceMatrix()</text:p>
      <text:p text:style-name="P2"><text:span text:style-name="T1"><text:s text:c="12"/>distanceCumulation = [</text:span><text:span text:style-name="T7">0</text:span><text:span text:style-name="T1">,</text:span><text:span text:style-name="T7">0</text:span><text:span text:style-name="T1">,</text:span><text:span text:style-name="T7">0</text:span><text:span text:style-name="T1">,</text:span><text:span text:style-name="T7">0</text:span><text:span text:style-name="T1">,</text:span><text:span text:style-name="T7">0</text:span><text:span text:style-name="T1">,</text:span><text:span text:style-name="T7">0</text:span><text:span text:style-name="T1">,</text:span><text:span text:style-name="T7">0</text:span><text:span text:style-name="T1">]</text:span></text:p>
      <text:p text:style-name="P3"><text:s text:c="12"/></text:p>
      <text:p text:style-name="P3"><text:s text:c="12"/>leaveInstance=testTrainingSet</text:p>
      <text:p text:style-name="P2"><text:span text:style-name="T1"><text:s text:c="12"/></text:span><text:span text:style-name="T6">while</text:span><text:span text:style-name="T1">(trainingInstance != </text:span><text:span text:style-name="T9">''</text:span><text:span text:style-name="T1">):</text:span></text:p>
      <text:p text:style-name="P2"><text:span text:style-name="T1"><text:s text:c="16"/></text:span><text:span text:style-name="T6">if</text:span><text:span text:style-name="T1">(trainingInstance==testInstance </text:span><text:span text:style-name="T6">and</text:span><text:span text:style-name="T1"> leaveInstance==</text:span><text:span text:style-name="T7">1</text:span><text:span text:style-name="T1">):</text:span></text:p>
      <text:p text:style-name="P2"><text:span text:style-name="T1"><text:s text:c="20"/>leaveInstance=</text:span><text:span text:style-name="T7">0</text:span></text:p>
      <text:p text:style-name="P2"><text:span text:style-name="T1"><text:s text:c="16"/></text:span><text:span text:style-name="T6">else</text:span><text:span text:style-name="T1">:</text:span></text:p>
      <text:p text:style-name="P3"><text:s text:c="20"/>[distance,classLabel] = <text:span text:style-name="T11">self</text:span>.ComputeDistance(trainingInstance, testInstance)</text:p>
      <text:p text:style-name="P2"><text:span text:style-name="T1"><text:s text:c="20"/>distanceMatrix[distance][classLabel] += </text:span><text:span text:style-name="T7">1</text:span></text:p>
      <text:p text:style-name="P2"><text:span text:style-name="T1"><text:s text:c="20"/>distanceCumulation[distance]+=</text:span><text:span text:style-name="T7">1</text:span></text:p>
      <text:p text:style-name="P3"><text:s text:c="16"/>trainingInstance = trainingDataSet.readline()</text:p>
      <text:p text:style-name="P3"><text:s text:c="12"/></text:p>
      <text:p text:style-name="P2"><text:span text:style-name="T1"><text:s text:c="12"/></text:span><text:span text:style-name="T12">#find the majority class label amongst k-nearest neighbors</text:span></text:p>
      <text:p text:style-name="P2"><text:span text:style-name="T1"><text:s text:c="12"/>kNNMatrix={classLabel:</text:span><text:span text:style-name="T7">0</text:span><text:span text:style-name="T1"> </text:span><text:span text:style-name="T6">for</text:span><text:span text:style-name="T1"> classLabel </text:span><text:span text:style-name="T6">in</text:span><text:span text:style-name="T1"> </text:span><text:span text:style-name="T5">self</text:span><text:span text:style-name="T1">.classLabels}</text:span></text:p>
      <text:p text:style-name="P3"><text:s text:c="12"/></text:p>
      <text:p text:style-name="P3"><text:s text:c="12"/>kCount=k</text:p>
      <text:p text:style-name="P3"><text:s text:c="12"/></text:p>
      <text:p text:style-name="P2"><text:span text:style-name="T1"><text:s text:c="12"/></text:span><text:span text:style-name="T6">for</text:span><text:span text:style-name="T1"> distance </text:span><text:span text:style-name="T6">in</text:span><text:span text:style-name="T1"> range(</text:span><text:span text:style-name="T7">0</text:span><text:span text:style-name="T1">,len(distanceCumulation)):</text:span></text:p>
      <text:p text:style-name="P2"><text:span text:style-name="T1"><text:s text:c="16"/></text:span><text:span text:style-name="T6">if</text:span><text:span text:style-name="T1">(kCount&gt;</text:span><text:span text:style-name="T7">0</text:span><text:span text:style-name="T1">):</text:span></text:p>
      <text:p text:style-name="P2"><text:span text:style-name="T1"><text:s text:c="20"/></text:span><text:span text:style-name="T6">if</text:span><text:span text:style-name="T1">(distanceCumulation[distance]!=</text:span><text:span text:style-name="T7">0</text:span><text:span text:style-name="T1">):</text:span></text:p>
      <text:p text:style-name="P2"><text:span text:style-name="T1"><text:s text:c="24"/></text:span><text:span text:style-name="T6">if</text:span><text:span text:style-name="T1">(distanceCumulation[distance]&lt;=kCount):</text:span></text:p>
      <text:p text:style-name="P3"><text:s text:c="28"/>kCount-=distanceCumulation[distance]</text:p>
      <text:p text:style-name="P2"><text:span text:style-name="T1"><text:s text:c="28"/></text:span><text:span text:style-name="T6">for</text:span><text:span text:style-name="T1"> classLabel </text:span><text:span text:style-name="T6">in</text:span><text:span text:style-name="T1"> </text:span><text:span text:style-name="T5">self</text:span><text:span text:style-name="T1">.classLabels:</text:span></text:p>
      <text:p text:style-name="P2"><text:span text:style-name="T1"><text:s text:c="32"/>kNNMatrix[classLabel]+=float(distanceMatrix[distance][classLabel]) * (</text:span><text:span text:style-name="T7">1</text:span><text:span text:style-name="T1">/(distance+</text:span><text:span text:style-name="T7">1</text:span><text:span text:style-name="T1">)) </text:span><text:span text:style-name="T12">#float(k)-kCount</text:span></text:p>
      <text:p text:style-name="P2"><text:span text:style-name="T1"><text:s text:c="24"/></text:span><text:span text:style-name="T6">else</text:span><text:span text:style-name="T1">:</text:span></text:p>
      <text:p text:style-name="P3"><text:s text:c="28"/>classLabelList=[]</text:p>
      <text:p text:style-name="P2"><text:span text:style-name="T1"><text:s text:c="28"/></text:span><text:span text:style-name="T6">for</text:span><text:span text:style-name="T1"> classLabel </text:span><text:span text:style-name="T6">in</text:span><text:span text:style-name="T1"> </text:span><text:span text:style-name="T5">self</text:span><text:span text:style-name="T1">.classLabels:</text:span></text:p>
      <text:p text:style-name="P2"><text:span text:style-name="T1"><text:s text:c="32"/></text:span><text:span text:style-name="T6">for</text:span><text:span text:style-name="T1"> </text:span><text:span text:style-name="T3">i</text:span><text:span text:style-name="T1"> </text:span><text:span text:style-name="T6">in</text:span><text:span text:style-name="T1"> range(</text:span><text:span text:style-name="T7">0</text:span><text:span text:style-name="T1">,distanceMatrix[distance][classLabel]):</text:span></text:p>
      <text:p text:style-name="P3"><text:s text:c="36"/>classLabelList.append(classLabel)</text:p>
      <text:p text:style-name="P3"><text:s text:c="29"/></text:p>
      <text:p text:style-name="P3"><text:soft-page-break/><text:s text:c="28"/>addList=random.sample(classLabelList,kCount) <text:s text:c="6"/></text:p>
      <text:p text:style-name="P3"><text:s text:c="28"/></text:p>
      <text:p text:style-name="P3"><text:s text:c="32"/></text:p>
      <text:p text:style-name="P2"><text:span text:style-name="T1"><text:s text:c="28"/></text:span><text:span text:style-name="T6">while</text:span><text:span text:style-name="T1">(kCount&gt;</text:span><text:span text:style-name="T7">0</text:span><text:span text:style-name="T1">):</text:span></text:p>
      <text:p text:style-name="P2"><text:span text:style-name="T1"><text:s text:c="32"/>kCount-=</text:span><text:span text:style-name="T7">1</text:span></text:p>
      <text:p text:style-name="P2"><text:span text:style-name="T1"><text:s text:c="32"/>kNNMatrix[addList[kCount]]+=(</text:span><text:span text:style-name="T7">1</text:span><text:span text:style-name="T1">/(float(distance)+</text:span><text:span text:style-name="T7">1</text:span><text:span text:style-name="T1">)) </text:span></text:p>
      <text:p text:style-name="P3"><text:s text:c="28"/></text:p>
      <text:p text:style-name="P3"><text:s text:c="12"/></text:p>
      <text:p text:style-name="P2"><text:span text:style-name="T1"><text:s text:c="12"/>argmax={</text:span><text:span text:style-name="T9">'classLabel'</text:span><text:span text:style-name="T1">:</text:span><text:span text:style-name="T9">'x'</text:span><text:span text:style-name="T1">,</text:span><text:span text:style-name="T9">'posterior'</text:span><text:span text:style-name="T1">:</text:span><text:span text:style-name="T7">0</text:span><text:span text:style-name="T1">}</text:span></text:p>
      <text:p text:style-name="P2"><text:span text:style-name="T1"><text:s text:c="12"/></text:span><text:span text:style-name="T6">for</text:span><text:span text:style-name="T1"> classLabel </text:span><text:span text:style-name="T6">in</text:span><text:span text:style-name="T1"> </text:span><text:span text:style-name="T5">self</text:span><text:span text:style-name="T1">.classLabels:</text:span></text:p>
      <text:p text:style-name="P2"><text:span text:style-name="T1"><text:s text:c="16"/></text:span><text:span text:style-name="T6">if</text:span><text:span text:style-name="T1">(argmax[</text:span><text:span text:style-name="T9">'posterior'</text:span><text:span text:style-name="T1">]&lt;kNNMatrix[classLabel]):</text:span></text:p>
      <text:p text:style-name="P2"><text:span text:style-name="T1"><text:s text:c="20"/>argmax[</text:span><text:span text:style-name="T9">'classLabel'</text:span><text:span text:style-name="T1">]=classLabel</text:span></text:p>
      <text:p text:style-name="P2"><text:span text:style-name="T1"><text:s text:c="20"/>argmax[</text:span><text:span text:style-name="T9">'posterior'</text:span><text:span text:style-name="T1">]=kNNMatrix[classLabel]</text:span></text:p>
      <text:p text:style-name="P3"><text:s text:c="12"/></text:p>
      <text:p text:style-name="P2"><text:span text:style-name="T1"><text:s text:c="12"/></text:span><text:span text:style-name="T12">#print 'predicted -&gt; '+</text:span><text:span text:style-name="T13">str</text:span><text:span text:style-name="T12">(</text:span><text:span text:style-name="T13">argmax</text:span><text:span text:style-name="T12">)+' , Actual -&gt; '+ split(testInstance.rstrip(),',')[</text:span><text:span text:style-name="T13">len</text:span><text:span text:style-name="T12">(self.featureSet)]</text:span></text:p>
      <text:p text:style-name="P3"><text:s text:c="12"/></text:p>
      <text:p text:style-name="P3"><text:s text:c="12"/></text:p>
      <text:p text:style-name="P2"><text:span text:style-name="T1"><text:s text:c="12"/></text:span><text:span text:style-name="T12">#update accuracy matrix</text:span></text:p>
      <text:p text:style-name="P2"><text:span text:style-name="T1"><text:s text:c="12"/>accuracyMatrix[</text:span><text:span text:style-name="T9">'totalTestInstances'</text:span><text:span text:style-name="T1">] += </text:span><text:span text:style-name="T7">1</text:span></text:p>
      <text:p text:style-name="P3"><text:s text:c="12"/></text:p>
      <text:p text:style-name="P2"><text:span text:style-name="T1"><text:s text:c="12"/></text:span><text:span text:style-name="T6">if</text:span><text:span text:style-name="T1">(argmax[</text:span><text:span text:style-name="T9">'classLabel'</text:span><text:span text:style-name="T1">] == split(testInstance.rstrip(),</text:span><text:span text:style-name="T9">','</text:span><text:span text:style-name="T1">)[len(</text:span><text:span text:style-name="T5">self</text:span><text:span text:style-name="T1">.featureSet)]): <text:s text:c="59"/></text:span></text:p>
      <text:p text:style-name="P2"><text:span text:style-name="T1"><text:s text:c="16"/>accuracyMatrix[</text:span><text:span text:style-name="T9">'correctPredictions'</text:span><text:span text:style-name="T1">] += </text:span><text:span text:style-name="T7">1</text:span></text:p>
      <text:p text:style-name="P2"><text:span text:style-name="T1"><text:s text:c="12"/></text:span><text:span text:style-name="T6">else</text:span><text:span text:style-name="T1">:</text:span></text:p>
      <text:p text:style-name="P2"><text:span text:style-name="T1"><text:s text:c="16"/>accuracyMatrix[</text:span><text:span text:style-name="T9">'incorrectPredictions'</text:span><text:span text:style-name="T1">] += </text:span><text:span text:style-name="T7">1</text:span></text:p>
      <text:p text:style-name="P3"><text:s text:c="12"/></text:p>
      <text:p text:style-name="P3"><text:s text:c="12"/>testInstance = testDataSet.readline()</text:p>
      <text:p text:style-name="P3"><text:s text:c="12"/></text:p>
      <text:p text:style-name="P2"><text:span text:style-name="T1"><text:s text:c="8"/></text:span><text:span text:style-name="T6">print</text:span><text:span text:style-name="T1"> </text:span><text:span text:style-name="T9">'\n\nACCURACY MATRIX : k='</text:span><text:span text:style-name="T1">+ str(k) +</text:span><text:span text:style-name="T9">'\n'</text:span><text:span text:style-name="T1"> + str(accuracyMatrix) + </text:span><text:span text:style-name="T9">'\nAccuracy: '</text:span><text:span text:style-name="T1"> + str((float(accuracyMatrix[</text:span><text:span text:style-name="T9">'correctPredictions'</text:span><text:span text:style-name="T1">])/accuracyMatrix[</text:span><text:span text:style-name="T9">'totalTestInstances'</text:span><text:span text:style-name="T1">]) * </text:span><text:span text:style-name="T7">100</text:span><text:span text:style-name="T1">)</text:span></text:p>
      <text:p text:style-name="P3"><text:s text:c="8"/></text:p>
      <text:p text:style-name="P2"><text:span text:style-name="T1">classifier = kNearestNeighbor(</text:span><text:span text:style-name="T9">'carTraining.data'</text:span><text:span text:style-name="T1">,</text:span><text:span text:style-name="T9">'carTesting.data'</text:span><text:span text:style-name="T1">)</text:span></text:p>
      <text:p text:style-name="P2"><text:span text:style-name="T6">for</text:span><text:span text:style-name="T1"> k </text:span><text:span text:style-name="T6">in</text:span><text:span text:style-name="T1"> range(</text:span><text:span text:style-name="T7">1</text:span><text:span text:style-name="T1">,</text:span><text:span text:style-name="T7">21</text:span><text:span text:style-name="T1">):</text:span></text:p>
      <text:p text:style-name="P8"><text:span text:style-name="T2"><text:s text:c="4"/>classifier.TestKNearestNeighbor(k,</text:span><text:span text:style-name="T8">0</text:span><text:span text:style-name="T2">) <text:s text:c="10"/></text:span></text:p>
      <text:p text:style-name="P9">ANALYSIS</text:p>
      <text:p text:style-name="P1"/>
      <text:p text:style-name="Standard">Analysis for values of k ranging from 1 to 20 bubble out a local accuracy maximum for k=6. Although LOOCV is as cheap as making a prediction for kNN, computing k for a range to the tune of a thousand or more would be quite time-taking. Thus, even though there exists a probability of existence of some other local maxima exceeding accuracy for k=6, we can live with k=6 as a suitable k.</text:p>
      <text:p text:style-name="Standard">LOOCV ensures that all the training data is validated against the classifier without wasting any portion of the data, as happens with k-fold CV. Additional cross-checking with k-value accuracies for the test data set also confirm the k-value concluded. This helps reduce chances of overfitting. There may be chances of slight over-fitting but that is tradeoff per say, for computation efficiency of considering several neighbors.</text:p>
      <text:p text:style-name="Standard"/>
      <text:p text:style-name="Standard"><draw:frame draw:style-name="fr1" draw:name="graphics1" text:anchor-type="paragraph" svg:x="0.2201in" svg:y="0.0098in" svg:width="9.3453in" svg:height="4.5689in" draw:z-index="0"><draw:image xlink:href="Pictures/200000070000552B000026A880FDC427.svm" xlink:type="simple" xlink:show="embed" xlink:actuate="onLoad"/></draw:frame>Over-fitting may also occur in the case of large number of features and comparatively less number of training instances, thereby leading to uncertainty about possible future instances used for prediction. The mean error in classifier prediction (even for local maxima) is evidence of such factors leading to overfitting for all values of 'k'.</text:p>
      <text:p text:style-name="Standard">Over-fitting is also alleviated by imposing a distance penalty for neighbors with higher distance from test instance proportional to (1/distance).</text:p>
      <text:p text:style-name="P9">'k' Estimation – Leave One Out Cross Validation</text:p>
      <text:p text:style-name="P2"/>
      <text:p text:style-name="P3"/>
      <text:p text:style-name="P3">ACCURACY MATRIX : k=1</text:p>
      <text:p text:style-name="P3">{'correctPredictions': 945, 'totalTestInstances': 1209, 'incorrectPredictions': 264}</text:p>
      <text:p text:style-name="P3">Accuracy: 78.1637717122</text:p>
      <text:p text:style-name="P2"/>
      <text:p text:style-name="P3">ACCURACY MATRIX : k=2</text:p>
      <text:p text:style-name="P3">{'correctPredictions': 964, 'totalTestInstances': 1209, 'incorrectPredictions': 245}</text:p>
      <text:p text:style-name="P3">Accuracy: 79.735318445</text:p>
      <text:p text:style-name="P2"/>
      <text:p text:style-name="P3">ACCURACY MATRIX : k=3</text:p>
      <text:p text:style-name="P3">{'correctPredictions': 986, 'totalTestInstances': 1209, 'incorrectPredictions': 223}</text:p>
      <text:p text:style-name="P3">Accuracy: 81.5550041356</text:p>
      <text:p text:style-name="P2"/>
      <text:p text:style-name="P3">ACCURACY MATRIX : k=4</text:p>
      <text:p text:style-name="P3">{'correctPredictions': 1020, 'totalTestInstances': 1209, 'incorrectPredictions': 189}</text:p>
      <text:p text:style-name="P3">Accuracy: 84.3672456576</text:p>
      <text:p text:style-name="P2"/>
      <text:p text:style-name="P3">ACCURACY MATRIX : k=5</text:p>
      <text:p text:style-name="P3">{'correctPredictions': 1030, 'totalTestInstances': 1209, 'incorrectPredictions': 179}</text:p>
      <text:p text:style-name="P3">Accuracy: 85.194375517</text:p>
      <text:p text:style-name="P2"/>
      <text:p text:style-name="P3">ACCURACY MATRIX : k=6</text:p>
      <text:p text:style-name="P3">{'correctPredictions': 1042, 'totalTestInstances': 1209, 'incorrectPredictions': 167}</text:p>
      <text:p text:style-name="P3">Accuracy: 86.1869313482</text:p>
      <text:p text:style-name="P2"/>
      <text:p text:style-name="P3">ACCURACY MATRIX : k=7</text:p>
      <text:p text:style-name="P3">{'correctPredictions': 1040, 'totalTestInstances': 1209, 'incorrectPredictions': 169}</text:p>
      <text:p text:style-name="P3">Accuracy: 86.0215053763</text:p>
      <text:p text:style-name="P2"/>
      <text:p text:style-name="P3">ACCURACY MATRIX : k=8</text:p>
      <text:p text:style-name="P3">{'correctPredictions': 976, 'totalTestInstances': 1209, 'incorrectPredictions': 233}</text:p>
      <text:p text:style-name="P3">Accuracy: 80.7278742763</text:p>
      <text:p text:style-name="P2"/>
      <text:p text:style-name="P3">ACCURACY MATRIX : k=9</text:p>
      <text:p text:style-name="P3">{'correctPredictions': 890, 'totalTestInstances': 1209, 'incorrectPredictions': 319}</text:p>
      <text:p text:style-name="P3">Accuracy: 73.6145574855</text:p>
      <text:p text:style-name="P2"/>
      <text:p text:style-name="P3">ACCURACY MATRIX : k=10</text:p>
      <text:p text:style-name="P3">{'correctPredictions': 808, 'totalTestInstances': 1209, 'incorrectPredictions': 401}</text:p>
      <text:p text:style-name="P3">Accuracy: 66.8320926385</text:p>
      <text:p text:style-name="P2"/>
      <text:p text:style-name="P3">(...output truncated)</text:p>
      <text:p text:style-name="P3"/>
      <text:p text:style-name="P11">'k' Estimation – Leave One Out Cross Validation</text:p>
      <text:p text:style-name="P2"/>
      <text:p text:style-name="P3">ACCURACY MATRIX : k=1</text:p>
      <text:p text:style-name="P3">{'correctPredictions': 393, 'totalTestInstances': 519, 'incorrectPredictions': 126}</text:p>
      <text:p text:style-name="P3">Accuracy: 75.7225433526</text:p>
      <text:p text:style-name="P2"/>
      <text:p text:style-name="P3">ACCURACY MATRIX : k=2</text:p>
      <text:p text:style-name="P3">{'correctPredictions': 422, 'totalTestInstances': 519, 'incorrectPredictions': 97}</text:p>
      <text:p text:style-name="P3">Accuracy: 81.3102119461</text:p>
      <text:p text:style-name="P2"/>
      <text:p text:style-name="P3">ACCURACY MATRIX : k=3</text:p>
      <text:p text:style-name="P3">{'correctPredictions': 442, 'totalTestInstances': 519, 'incorrectPredictions': 77}</text:p>
      <text:p text:style-name="P3">Accuracy: 85.1637764933</text:p>
      <text:p text:style-name="P2"/>
      <text:p text:style-name="P3">ACCURACY MATRIX : k=4</text:p>
      <text:p text:style-name="P3">{'correctPredictions': 450, 'totalTestInstances': 519, 'incorrectPredictions': 69}</text:p>
      <text:p text:style-name="P3">Accuracy: 86.7052023121</text:p>
      <text:p text:style-name="P2"/>
      <text:p text:style-name="P3">ACCURACY MATRIX : k=5</text:p>
      <text:p text:style-name="P3">{'correctPredictions': 447, 'totalTestInstances': 519, 'incorrectPredictions': 72}</text:p>
      <text:p text:style-name="P3">Accuracy: 86.1271676301</text:p>
      <text:p text:style-name="P2"/>
      <text:p text:style-name="P3">ACCURACY MATRIX : k=6</text:p>
      <text:p text:style-name="P3">{'correctPredictions': 450, 'totalTestInstances': 519, 'incorrectPredictions': 69}</text:p>
      <text:p text:style-name="P3">Accuracy: 86.7052023121</text:p>
      <text:p text:style-name="P2"/>
      <text:p text:style-name="P3">ACCURACY MATRIX : k=7</text:p>
      <text:p text:style-name="P3">{'correctPredictions': 437, 'totalTestInstances': 519, 'incorrectPredictions': 82}</text:p>
      <text:p text:style-name="P3">Accuracy: 84.2003853565</text:p>
      <text:p text:style-name="P2"/>
      <text:p text:style-name="P3">ACCURACY MATRIX : k=8</text:p>
      <text:p text:style-name="P3">{'correctPredictions': 428, 'totalTestInstances': 519, 'incorrectPredictions': 91}</text:p>
      <text:p text:style-name="P3">Accuracy: 82.4662813102</text:p>
      <text:p text:style-name="P2"/>
      <text:p text:style-name="P3">ACCURACY MATRIX : k=9</text:p>
      <text:p text:style-name="P3">{'correctPredictions': 394, 'totalTestInstances': 519, 'incorrectPredictions': 125}</text:p>
      <text:p text:style-name="P3">Accuracy: 75.91522158</text:p>
      <text:p text:style-name="P2"/>
      <text:p text:style-name="P3">ACCURACY MATRIX : k=10</text:p>
      <text:p text:style-name="P3">{'correctPredictions': 354, 'totalTestInstances': 519, 'incorrectPredictions': 165}</text:p>
      <text:p text:style-name="P3">Accuracy: 68.2080924855</text:p>
      <text:p text:style-name="P2"/>
      <text:p text:style-name="P2"/>
      <text:p text:style-name="P3">(...output trunc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5098in" fo:margin-bottom="0.5098in" fo:margin-left="0.4902in" fo:margin-right="0.50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0T22:01:45.89</meta:creation-date>
    <dc:date>2013-02-21T00:42:52.30</dc:date>
    <meta:editing-duration>PT34M4S</meta:editing-duration>
    <meta:editing-cycles>3</meta:editing-cycles>
    <meta:generator>OpenOffice.org/3.4$Win32 OpenOffice.org_project/340m1$Build-9590</meta:generator>
    <meta:document-statistic meta:table-count="0" meta:image-count="1" meta:object-count="0" meta:page-count="8" meta:paragraph-count="237" meta:word-count="822" meta:character-count="11581"/>
  </office:meta>
</office:document-meta>
</file>